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c0504d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c0504d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vent drive programming:</text:span><text:span text:style-name="T2"/></text:p>
      <text:p text:style-name="P1"><text:span text:style-name="T2">1. Spring : to achieve bussiness services decoupling</text:span></text:p>
      <text:p text:style-name="P1"><text:span text:style-name="T2">2. MQ:<text:s text:c="2"/>provide asynchronous service to service communication in serveless and microservices architectures. Two types:<text:s text:c="2"/>point to point, subscribe andpublisher. it can be used in such as: decoupling Order , Payment, Shipment in online ecommecy system. Asynchonize message transfer.</text:span></text:p>
      <text:p text:style-name="P1"><text:span text:style-name="T2">3.Zookeeper: provide by Apache software foundation.<text:s text:c="2"/>It is a centralized service for distributed system to a hierarchical key-vale store, which is used to provide distributed configuration service, synchronization service, and naming registry for large distributed system. Functions:<text:s text:c="2"/>Watcher. distribution lock, configuration, cluster managerment.</text:span></text:p>
      <text:p text:style-name="P1"><text:span text:style-name="T2"/></text:p>
      <text:p text:style-name="P2"><text:span text:style-name="T3">Zookeeper implement event driven programming:</text:span><text:span text:style-name="T4"/></text:p>
      <text:p text:style-name="P2"><text:span text:style-name="T4"><text:s text:c="5"/>watcher: it is Interface for event handler, application register a callback object with the client using watcher. For example clients read ip configuration on Zookeeper and<text:s text:c="2"/>register watcher . if any change, zookeeper will notify the client.</text:span></text:p>
      <text:p text:style-name="P2"><text:span text:style-name="T4"><text:s text:c="6"/>ZkClient: </text:span></text:p>
      <text:p text:style-name="P2"><text:span text:style-name="T4"><text:tab/>1. get ip </text:span></text:p>
      <text:p text:style-name="P2"><text:span text:style-name="T4"><text:tab/>2. add listener: if data delete or data change.</text:span></text:p>
      <text:p text:style-name="P3"><text:span text:style-name="T5">Spring event driven programming:</text:span><text:span text:style-name="T6"/></text:p>
      <text:p text:style-name="P3"><text:span text:style-name="T6"><text:tab/>1. event source<text:s text:c="8"/><text:tab/>ApplicationContext</text:span></text:p>
      <text:p text:style-name="P3"><text:span text:style-name="T6"><text:tab/>2. event <text:tab/><text:tab/>ApplicatioEventPublisher: a. Object;<text:s text:c="3"/>b.publishEvent: (ContextCloseEvent,<text:s text:c="2"/>ContextRefreshEvent, ContextStartedEvent, ContextStopEvent);</text:span></text:p>
      <text:p text:style-name="P3"><text:span text:style-name="T6"><text:tab/>3.event customer <text:tab/>ApplicationListener(@EventListener, ApplicationListener)</text:span></text:p>
      <text:p text:style-name="P3"><text:span text:style-name="T6"><text:tab/>4. config<text:tab/><text:tab/>In ApplicationContext.xml: applicationEventMulticaster: SimpleApplicationEventMulticaster<text:s text:c="2"/>/<text:s text:c="2"/>coreTaskExecutor: ThreadPoolEventExcutor. if there is thread pool define, it run thread.run() to asynchronize, else main thread serial process.</text:span></text:p>
      <text:p text:style-name="P3"><text:span text:style-name="T7">example:</text:span><text:span text:style-name="T8"/></text:p>
      <text:p text:style-name="P3"><text:span text:style-name="T8"><text:tab/></text:span><text:span text:style-name="T9">reserver hotel -&gt; text-&gt;email-&gt;end</text:span><text:span text:style-name="T10"/></text:p>
      <text:p text:style-name="P3"><text:span text:style-name="T10"><text:tab/>text and email are APIs from third party, if there is problem will affect the whole process. we have to decoupling these two services.<text:s text:c="2"/>we will use Spring Event Driven for it</text:span></text:p>
      <text:p text:style-name="P3"><text:span text:style-name="T11"><text:tab/>reserve hotel -&gt;<text:s text:c="2"/>reserve end</text:span></text:p>
      <text:p text:style-name="P3"><text:span text:style-name="T11"><text:tab/><text:tab/>event channel</text:span></text:p>
      <text:p text:style-name="P3"><text:span text:style-name="T11"><text:tab/><text:tab/>text<text:s text:c="2"/>and<text:s text:c="2"/>email</text:span></text:p>
      <text:p text:style-name="P3"><text:span text:style-name="T12">@EventListener</text:span></text:p>
      <text:p text:style-name="P3"><text:span text:style-name="T12">define handlerOrderEvent(IOrderInterface order){</text:span></text:p>
      <text:p text:style-name="P3"><text:span text:style-name="T12"><text:tab/>text services</text:span></text:p>
      <text:p text:style-name="P3"><text:span text:style-name="T12">}</text:span></text:p>
      <text:p text:style-name="P3"><text:span text:style-name="T12">@EventListener</text:span></text:p>
      <text:p text:style-name="P3"><text:span text:style-name="T12">define handlerOrderEvent(IOrderInterface order){</text:span></text:p>
      <text:p text:style-name="P3"><text:span text:style-name="T12"><text:tab/>email services</text:span></text:p>
      <text:p text:style-name="P3"><text:span text:style-name="T12">}</text:span></text:p>
      <text:p text:style-name="P3"><text:span text:style-name="T12">Order{</text:span></text:p>
      <text:p text:style-name="P3"><text:span text:style-name="T12"><text:tab/>public ApplicationContext context;</text:span></text:p>
      <text:p text:style-name="P3"><text:span text:style-name="T12"><text:tab/>context.pushlishEvent(order);<text:tab/><text:tab/>//event</text:span></text:p>
      <text:p text:style-name="P3"><text:span text:style-name="T12">}</text:span></text:p>
      <text:p text:style-name="P3"><text:span text:style-name="T12">applicationContext.xml must have SimpleApplicationEventMulticaster and ThreadPoolEventExcutor.</text:span></text:p>
      <text:p text:style-name="P3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